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none" draw:fill-color="#99ccff" draw:textarea-vertical-align="middle" draw:auto-grow-height="false" fo:min-height="1.068cm" fo:min-width="0.822cm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000000" draw:textarea-vertical-align="middle" draw:auto-grow-height="false" fo:min-height="0cm" fo:min-width="0cm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75ab24" draw:marker-start="" draw:marker-start-width="0.049cm" draw:marker-start-center="false" draw:marker-end="" draw:marker-end-width="0.049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6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6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6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7.825cm" svg:y1="14.008cm" svg:x2="7.825cm" svg:y2="15.911cm">
            <text:p/>
          </draw:line>
          <draw:line draw:style-name="gr1" draw:text-style-name="P1" draw:layer="layout" svg:x1="9.725cm" svg:y1="14.008cm" svg:x2="9.725cm" svg:y2="15.911cm">
            <text:p/>
          </draw:line>
          <draw:line draw:style-name="gr1" draw:text-style-name="P1" draw:layer="layout" svg:x1="8.777cm" svg:y1="14.008cm" svg:x2="8.777cm" svg:y2="15.911cm">
            <text:p/>
          </draw:line>
          <draw:line draw:style-name="gr1" draw:text-style-name="P1" draw:layer="layout" svg:x1="10.679cm" svg:y1="14.008cm" svg:x2="10.679cm" svg:y2="15.911cm">
            <text:p/>
          </draw:line>
          <draw:line draw:style-name="gr1" draw:text-style-name="P1" draw:layer="layout" svg:x1="7.825cm" svg:y1="14.008cm" svg:x2="13.54cm" svg:y2="14.01cm">
            <text:p/>
          </draw:line>
          <draw:line draw:style-name="gr1" draw:text-style-name="P1" draw:layer="layout" svg:x1="7.825cm" svg:y1="15.911cm" svg:x2="13.54cm" svg:y2="15.913cm">
            <text:p/>
          </draw:line>
          <draw:line draw:style-name="gr1" draw:text-style-name="P1" draw:layer="layout" svg:x1="7.825cm" svg:y1="14.008cm" svg:x2="9.728cm" svg:y2="15.911cm">
            <text:p/>
          </draw:line>
          <draw:line draw:style-name="gr1" draw:text-style-name="P1" draw:layer="layout" svg:x1="9.725cm" svg:y1="14.008cm" svg:x2="11.635cm" svg:y2="15.913cm">
            <text:p/>
          </draw:line>
          <draw:line draw:style-name="gr1" draw:text-style-name="P1" draw:layer="layout" svg:x1="9.728cm" svg:y1="14.008cm" svg:x2="7.825cm" svg:y2="15.911cm">
            <text:p/>
          </draw:line>
          <draw:line draw:style-name="gr1" draw:text-style-name="P1" draw:layer="layout" svg:x1="11.635cm" svg:y1="14.01cm" svg:x2="9.725cm" svg:y2="15.911cm">
            <text:p/>
          </draw:line>
          <draw:custom-shape draw:style-name="gr2" draw:text-style-name="P2" draw:layer="layout" svg:width="1.902cm" svg:height="1.904cm" svg:x="9.729cm" svg:y="14.00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" draw:text-style-name="P1" draw:layer="layout" svg:x1="7.825cm" svg:y1="14.957cm" svg:x2="11.63cm" svg:y2="14.957cm">
            <text:p/>
          </draw:line>
          <draw:custom-shape draw:style-name="gr3" draw:text-style-name="P3" draw:layer="layout" svg:width="0.061cm" svg:height="0.061cm" svg:x="10.648cm" svg:y="15.88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" draw:text-style-name="P1" draw:layer="layout" svg:x1="10.676cm" svg:y1="14.008cm" svg:x2="9.725cm" svg:y2="14.959cm">
            <text:p/>
          </draw:line>
          <draw:line draw:style-name="gr1" draw:text-style-name="P1" draw:layer="layout" svg:x1="11.63cm" svg:y1="14.957cm" svg:x2="10.679cm" svg:y2="15.91cm">
            <text:p/>
          </draw:line>
          <draw:line draw:style-name="gr1" draw:text-style-name="P1" draw:layer="layout" svg:x1="9.725cm" svg:y1="14.957cm" svg:x2="10.676cm" svg:y2="15.91cm">
            <text:p/>
          </draw:line>
          <draw:line draw:style-name="gr1" draw:text-style-name="P1" draw:layer="layout" svg:x1="10.679cm" svg:y1="14.008cm" svg:x2="11.63cm" svg:y2="14.959cm">
            <text:p/>
          </draw:line>
          <draw:custom-shape draw:style-name="gr3" draw:text-style-name="P3" draw:layer="layout" svg:width="0.061cm" svg:height="0.061cm" svg:x="9.987cm" svg:y="14.25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3" draw:layer="layout" svg:width="0.061cm" svg:height="0.061cm" svg:x="10.648cm" svg:y="13.97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3" draw:layer="layout" svg:width="0.061cm" svg:height="0.061cm" svg:x="9.698cm" svg:y="14.92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3" draw:layer="layout" svg:width="0.061cm" svg:height="0.061cm" svg:x="11.315cm" svg:y="14.2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3" draw:layer="layout" svg:width="0.061cm" svg:height="0.061cm" svg:x="9.983cm" svg:y="15.59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3" draw:layer="layout" svg:width="0.061cm" svg:height="0.061cm" svg:x="11.317cm" svg:y="15.59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" draw:text-style-name="P1" draw:layer="layout" svg:x1="10.009cm" svg:y1="14.285cm" svg:x2="10.009cm" svg:y2="15.638cm">
            <text:p/>
          </draw:line>
          <draw:line draw:style-name="gr1" draw:text-style-name="P1" draw:layer="layout" svg:x1="11.346cm" svg:y1="14.285cm" svg:x2="11.346cm" svg:y2="15.638cm">
            <text:p/>
          </draw:line>
          <draw:line draw:style-name="gr1" draw:text-style-name="P1" draw:layer="layout" svg:x1="10.007cm" svg:y1="14.285cm" svg:x2="11.358cm" svg:y2="14.285cm">
            <text:p/>
          </draw:line>
          <draw:line draw:style-name="gr1" draw:text-style-name="P1" draw:layer="layout" svg:x1="10.009cm" svg:y1="15.638cm" svg:x2="11.36cm" svg:y2="15.638cm">
            <text:p/>
          </draw:line>
          <draw:custom-shape draw:style-name="gr3" draw:text-style-name="P3" draw:layer="layout" svg:width="0.061cm" svg:height="0.061cm" svg:x="9.976cm" svg:y="14.6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3" draw:layer="layout" svg:width="0.061cm" svg:height="0.061cm" svg:x="10.364cm" svg:y="14.25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3" draw:layer="layout" svg:width="0.061cm" svg:height="0.061cm" svg:x="11.324cm" svg:y="14.64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3" draw:layer="layout" svg:width="0.061cm" svg:height="0.061cm" svg:x="10.947cm" svg:y="14.2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3" draw:layer="layout" svg:width="0.061cm" svg:height="0.05cm" svg:x="9.982cm" svg:y="15.223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3" draw:layer="layout" svg:width="0.061cm" svg:height="0.061cm" svg:x="10.375cm" svg:y="15.60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3" draw:layer="layout" svg:width="0.061cm" svg:height="0.061cm" svg:x="10.925cm" svg:y="15.6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" draw:text-style-name="P3" draw:layer="layout" svg:width="0.061cm" svg:height="0.063cm" svg:x="11.315cm" svg:y="15.20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" draw:text-style-name="P1" draw:layer="layout" svg:x1="11.638cm" svg:y1="14.01cm" svg:x2="11.638cm" svg:y2="15.913cm">
            <text:p/>
          </draw:line>
          <draw:custom-shape draw:style-name="gr3" draw:text-style-name="P3" draw:layer="layout" svg:width="0.061cm" svg:height="0.061cm" svg:x="11.604cm" svg:y="14.918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" draw:text-style-name="P1" draw:layer="layout" svg:x1="13.54cm" svg:y1="14.01cm" svg:x2="13.54cm" svg:y2="15.913cm">
            <text:p/>
          </draw:line>
          <draw:line draw:style-name="gr4" draw:text-style-name="P1" draw:layer="layout" svg:x1="12.31cm" svg:y1="14.285cm" svg:x2="11.922cm" svg:y2="14.285cm">
            <text:p/>
          </draw:line>
          <draw:line draw:style-name="gr4" draw:text-style-name="P1" draw:layer="layout" svg:x1="11.922cm" svg:y1="14.67cm" svg:x2="11.922cm" svg:y2="14.285cm">
            <text:p/>
          </draw:line>
          <draw:line draw:style-name="gr4" draw:text-style-name="P1" draw:layer="layout" svg:x1="11.922cm" svg:y1="15.234cm" svg:x2="11.922cm" svg:y2="15.626cm">
            <text:p/>
          </draw:line>
          <draw:line draw:style-name="gr4" draw:text-style-name="P1" draw:layer="layout" svg:x1="12.587cm" svg:y1="15.913cm" svg:x2="12.303cm" svg:y2="15.629cm">
            <text:p/>
          </draw:line>
          <draw:line draw:style-name="gr4" draw:text-style-name="P1" draw:layer="layout" svg:x1="13.263cm" svg:y1="15.629cm" svg:x2="12.863cm" svg:y2="15.629cm">
            <text:p/>
          </draw:line>
          <draw:line draw:style-name="gr4" draw:text-style-name="P1" draw:layer="layout" svg:x1="13.545cm" svg:y1="14.957cm" svg:x2="13.265cm" svg:y2="15.237cm">
            <text:p/>
          </draw:line>
          <draw:line draw:style-name="gr4" draw:text-style-name="P1" draw:layer="layout" svg:x1="13.541cm" svg:y1="14.957cm" svg:x2="13.259cm" svg:y2="14.675cm">
            <text:p/>
          </draw:line>
          <draw:line draw:style-name="gr4" draw:text-style-name="P1" draw:layer="layout" svg:x1="13.265cm" svg:y1="14.285cm" svg:x2="13.265cm" svg:y2="14.677cm">
            <text:p/>
          </draw:line>
          <draw:line draw:style-name="gr4" draw:text-style-name="P1" draw:layer="layout" svg:x1="12.863cm" svg:y1="14.294cm" svg:x2="13.27cm" svg:y2="14.294cm">
            <text:p/>
          </draw:line>
          <draw:line draw:style-name="gr4" draw:text-style-name="P1" draw:layer="layout" svg:x1="12.304cm" svg:y1="15.629cm" svg:x2="11.914cm" svg:y2="15.629cm">
            <text:p/>
          </draw:line>
          <draw:line draw:style-name="gr4" draw:text-style-name="P1" draw:layer="layout" svg:x1="13.265cm" svg:y1="15.239cm" svg:x2="13.265cm" svg:y2="15.629cm">
            <text:p/>
          </draw:line>
          <draw:line draw:style-name="gr4" draw:text-style-name="P1" draw:layer="layout" svg:x1="12.861cm" svg:y1="15.631cm" svg:x2="12.579cm" svg:y2="15.913cm">
            <text:p/>
          </draw:line>
          <draw:line draw:style-name="gr4" draw:text-style-name="P1" draw:layer="layout" svg:x1="12.592cm" svg:y1="14.01cm" svg:x2="12.31cm" svg:y2="14.292cm">
            <text:p/>
          </draw:line>
          <draw:line draw:style-name="gr4" draw:text-style-name="P1" draw:layer="layout" svg:x1="12.866cm" svg:y1="14.292cm" svg:x2="12.584cm" svg:y2="14.01cm">
            <text:p/>
          </draw:line>
          <draw:line draw:style-name="gr4" draw:text-style-name="P1" draw:layer="layout" svg:x1="11.92cm" svg:y1="15.237cm" svg:x2="11.638cm" svg:y2="14.957cm">
            <text:p/>
          </draw:line>
          <draw:line draw:style-name="gr4" draw:text-style-name="P1" draw:layer="layout" svg:x1="11.92cm" svg:y1="14.675cm" svg:x2="11.638cm" svg:y2="14.957cm">
            <text:p/>
          </draw:line>
          <draw:line draw:style-name="gr1" draw:text-style-name="P1" draw:layer="layout" svg:x1="7.825cm" svg:y1="14.008cm" svg:x2="7.825cm" svg:y2="15.911cm">
            <text:p/>
          </draw:line>
          <draw:line draw:style-name="gr1" draw:text-style-name="P1" draw:layer="layout" svg:x1="9.725cm" svg:y1="14.008cm" svg:x2="9.725cm" svg:y2="15.911cm">
            <text:p/>
          </draw:line>
          <draw:line draw:style-name="gr1" draw:text-style-name="P1" draw:layer="layout" svg:x1="8.777cm" svg:y1="14.008cm" svg:x2="8.777cm" svg:y2="15.911cm">
            <text:p/>
          </draw:line>
          <draw:line draw:style-name="gr1" draw:text-style-name="P1" draw:layer="layout" svg:x1="7.825cm" svg:y1="14.008cm" svg:x2="9.728cm" svg:y2="15.911cm">
            <text:p/>
          </draw:line>
          <draw:line draw:style-name="gr1" draw:text-style-name="P1" draw:layer="layout" svg:x1="9.728cm" svg:y1="14.008cm" svg:x2="7.825cm" svg:y2="15.911cm">
            <text:p/>
          </draw:line>
          <draw:custom-shape draw:style-name="gr3" draw:text-style-name="P3" draw:layer="layout" svg:width="0.061cm" svg:height="0.061cm" svg:x="9.698cm" svg:y="14.92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3T09:28:01.458179857</meta:creation-date>
    <dc:date>2018-03-13T09:28:19.016745654</dc:date>
    <meta:editing-duration>PT17S</meta:editing-duration>
    <meta:editing-cycles>1</meta:editing-cycles>
    <meta:document-statistic meta:object-count="61"/>
    <meta:generator>LibreOffice/6.0.0.3$MacOSX_X86_64 LibreOffice_project/64a0f66915f38c6217de274f0aa8e15618924765</meta:generator>
  </office:meta>
</office:document-meta>
</file>